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7374in"/>
    </style:style>
    <style:style style:name="co3" style:family="table-column">
      <style:table-column-properties fo:break-before="auto" style:column-width="3.4146in"/>
    </style:style>
    <style:style style:name="co4" style:family="table-column">
      <style:table-column-properties fo:break-before="auto" style:column-width="3.7591in"/>
    </style:style>
    <style:style style:name="co5" style:family="table-column">
      <style:table-column-properties fo:break-before="auto" style:column-width="1.3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1"/>
        <table:table-column table:style-name="co1" table:number-columns-repeated="1011" table:default-cell-style-name="ce1"/>
        <table:table-row table:style-name="ro1">
          <table:table-cell office:value-type="string">
            <text:p>radiu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tilt</text:p>
          </table:table-cell>
          <table:table-cell table:formula="of:=PI()/4" office:value-type="float" office:value="0.785398163397448">
            <text:p>0.785398163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heels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1">
          <table:table-cell table:number-columns-repeated="6"/>
          <table:table-cell table:style-name="ce2" office:value-type="string" table:number-columns-spanned="3" table:number-rows-spanned="1">
            <text:p>rotate tan x, tan y about rx, ry, rz by tilt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office:value-type="string">
            <text:p>wheel</text:p>
          </table:table-cell>
          <table:table-cell office:value-type="string">
            <text:p>theta</text:p>
          </table:table-cell>
          <table:table-cell office:value-type="string">
            <text:p>rx</text:p>
          </table:table-cell>
          <table:table-cell office:value-type="string">
            <text:p>ry</text:p>
          </table:table-cell>
          <table:table-cell office:value-type="string">
            <text:p>tan x</text:p>
          </table:table-cell>
          <table:table-cell office:value-type="string">
            <text:p>tan y</text:p>
          </table:table-cell>
          <table:table-cell office:value-type="string">
            <text:p>axis x</text:p>
          </table:table-cell>
          <table:table-cell office:value-type="string">
            <text:p>axis y</text:p>
          </table:table-cell>
          <table:table-cell office:value-type="string">
            <text:p>axis z</text:p>
          </table:table-cell>
          <table:table-cell table:style-name="ce2" office:value-type="string" table:number-columns-spanned="4" table:number-rows-spanned="1">
            <text:p>URDF XACRO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formula="of:=2 * PI() / [.$B$3] * ([.A6]-1)" office:value-type="float" office:value="0">
            <text:p>0</text:p>
          </table:table-cell>
          <table:table-cell table:formula="of:=[.$B$1] * COS([.B6])" office:value-type="float" office:value="1">
            <text:p>1</text:p>
          </table:table-cell>
          <table:table-cell table:formula="of:=[.$B$1]*SIN([.B6])" office:value-type="float" office:value="0">
            <text:p>0</text:p>
          </table:table-cell>
          <table:table-cell table:formula="of:=-SIN([.B6])" office:value-type="float" office:value="-0">
            <text:p>-0</text:p>
          </table:table-cell>
          <table:table-cell table:formula="of:=COS([.B6])" office:value-type="float" office:value="1">
            <text:p>1</text:p>
          </table:table-cell>
          <table:table-cell table:formula="of:=-[.C6]*(-[.C6]*[.E6]-[.D6]*[.F6])*(1-COS([.$H$1]))+[.E6]*COS([.$H$1])" office:value-type="float" office:value="-0">
            <text:p>-0</text:p>
          </table:table-cell>
          <table:table-cell table:formula="of:=-[.D6]*(-[.C6]*[.E6]-[.D6]*[.F6])*(1-COS([.$H$1]))+[.F6]*COS([.$H$1])" office:value-type="float" office:value="0.707106781186548">
            <text:p>0.7071067812</text:p>
          </table:table-cell>
          <table:table-cell table:formula="of:=(-[.D6]*[.E6]+[.C6]*[.F6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6];&quot;General&quot;);&quot;&quot;&quot;&gt;&quot;)" office:value-type="string" office:string-value="&lt;xacro:subwheel prefix=&quot;${prefix}&quot; subwheel_name=&quot;1&quot;&gt;">
            <text:p>&lt;xacro:subwheel prefix="${prefix}" subwheel_name="1"&gt;</text:p>
          </table:table-cell>
          <table:table-cell table:style-name="ce5" table:formula="of:=CONCATENATE(&quot;&lt;axis xyz=&quot;&quot;&quot;;TEXT([.G6];&quot;0.000000&quot;);&quot; &quot;;TEXT([.H6];&quot;0.000000&quot;);&quot; ${side*&quot;;TEXT([.I6];&quot;0.000000&quot;);&quot;}&quot;&quot;/&gt;&quot;)" office:value-type="string" office:string-value="&lt;axis xyz=&quot;0.000000 0.707107 ${side*0.707107}&quot;/&gt;">
            <text:p>&lt;axis xyz="0.000000 0.707107 ${side*0.707107}"/&gt;</text:p>
          </table:table-cell>
          <table:table-cell table:style-name="ce5" table:formula="of:=CONCATENATE(&quot;&lt;origin xyz=&quot;&quot;&quot;;TEXT([.C6];&quot;0.000000&quot;);&quot; &quot;;TEXT([.D6];&quot;0.000000&quot;);&quot; &quot;;TEXT(0;&quot;0.000000&quot;);&quot;&quot;&quot; rpy=&quot;&quot;0 0 0&quot;&quot;/&gt;&quot;)" office:value-type="string" office:string-value="&lt;origin xyz=&quot;1.000000 0.000000 0.000000&quot; rpy=&quot;0 0 0&quot;/&gt;">
            <text:p>&lt;origin xyz="1.000000 0.000000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formula="of:=2 * PI() / [.$B$3] * ([.A7]-1)" office:value-type="float" office:value="0.261799387799149">
            <text:p>0.2617993878</text:p>
          </table:table-cell>
          <table:table-cell table:formula="of:=[.$B$1] * COS([.B7])" office:value-type="float" office:value="0.965925826289068">
            <text:p>0.9659258263</text:p>
          </table:table-cell>
          <table:table-cell table:formula="of:=[.$B$1]*SIN([.B7])" office:value-type="float" office:value="0.258819045102521">
            <text:p>0.2588190451</text:p>
          </table:table-cell>
          <table:table-cell table:formula="of:=-SIN([.B7])" office:value-type="float" office:value="-0.258819045102521">
            <text:p>-0.2588190451</text:p>
          </table:table-cell>
          <table:table-cell table:formula="of:=COS([.B7])" office:value-type="float" office:value="0.965925826289068">
            <text:p>0.9659258263</text:p>
          </table:table-cell>
          <table:table-cell table:formula="of:=-[.C7]*(-[.C7]*[.E7]-[.D7]*[.F7])*(1-COS([.$H$1]))+[.E7]*COS([.$H$1])" office:value-type="float" office:value="-0.183012701892219">
            <text:p>-0.1830127019</text:p>
          </table:table-cell>
          <table:table-cell table:formula="of:=-[.D7]*(-[.C7]*[.E7]-[.D7]*[.F7])*(1-COS([.$H$1]))+[.F7]*COS([.$H$1])" office:value-type="float" office:value="0.683012701892219">
            <text:p>0.6830127019</text:p>
          </table:table-cell>
          <table:table-cell table:formula="of:=(-[.D7]*[.E7]+[.C7]*[.F7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7];&quot;General&quot;);&quot;&quot;&quot;&gt;&quot;)" office:value-type="string" office:string-value="&lt;xacro:subwheel prefix=&quot;${prefix}&quot; subwheel_name=&quot;2&quot;&gt;">
            <text:p>&lt;xacro:subwheel prefix="${prefix}" subwheel_name="2"&gt;</text:p>
          </table:table-cell>
          <table:table-cell table:style-name="ce5" table:formula="of:=CONCATENATE(&quot;&lt;axis xyz=&quot;&quot;&quot;;TEXT([.G7];&quot;0.000000&quot;);&quot; &quot;;TEXT([.H7];&quot;0.000000&quot;);&quot; ${side*&quot;;TEXT([.I7];&quot;0.000000&quot;);&quot;}&quot;&quot;/&gt;&quot;)" office:value-type="string" office:string-value="&lt;axis xyz=&quot;-0.183013 0.683013 ${side*0.707107}&quot;/&gt;">
            <text:p>&lt;axis xyz="-0.183013 0.683013 ${side*0.707107}"/&gt;</text:p>
          </table:table-cell>
          <table:table-cell table:style-name="ce5" table:formula="of:=CONCATENATE(&quot;&lt;origin xyz=&quot;&quot;&quot;;TEXT([.C7];&quot;0.000000&quot;);&quot; &quot;;TEXT([.D7];&quot;0.000000&quot;);&quot; &quot;;TEXT(0;&quot;0.000000&quot;);&quot;&quot;&quot; rpy=&quot;&quot;0 0 0&quot;&quot;/&gt;&quot;)" office:value-type="string" office:string-value="&lt;origin xyz=&quot;0.965926 0.258819 0.000000&quot; rpy=&quot;0 0 0&quot;/&gt;">
            <text:p>&lt;origin xyz="0.965926 0.258819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formula="of:=2 * PI() / [.$B$3] * ([.A8]-1)" office:value-type="float" office:value="0.523598775598299">
            <text:p>0.5235987756</text:p>
          </table:table-cell>
          <table:table-cell table:formula="of:=[.$B$1] * COS([.B8])" office:value-type="float" office:value="0.866025403784439">
            <text:p>0.8660254038</text:p>
          </table:table-cell>
          <table:table-cell table:formula="of:=[.$B$1]*SIN([.B8])" office:value-type="float" office:value="0.5">
            <text:p>0.5</text:p>
          </table:table-cell>
          <table:table-cell table:formula="of:=-SIN([.B8])" office:value-type="float" office:value="-0.5">
            <text:p>-0.5</text:p>
          </table:table-cell>
          <table:table-cell table:formula="of:=COS([.B8])" office:value-type="float" office:value="0.866025403784439">
            <text:p>0.8660254038</text:p>
          </table:table-cell>
          <table:table-cell table:formula="of:=-[.C8]*(-[.C8]*[.E8]-[.D8]*[.F8])*(1-COS([.$H$1]))+[.E8]*COS([.$H$1])" office:value-type="float" office:value="-0.353553390593274">
            <text:p>-0.3535533906</text:p>
          </table:table-cell>
          <table:table-cell table:formula="of:=-[.D8]*(-[.C8]*[.E8]-[.D8]*[.F8])*(1-COS([.$H$1]))+[.F8]*COS([.$H$1])" office:value-type="float" office:value="0.612372435695795">
            <text:p>0.6123724357</text:p>
          </table:table-cell>
          <table:table-cell table:formula="of:=(-[.D8]*[.E8]+[.C8]*[.F8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8];&quot;General&quot;);&quot;&quot;&quot;&gt;&quot;)" office:value-type="string" office:string-value="&lt;xacro:subwheel prefix=&quot;${prefix}&quot; subwheel_name=&quot;3&quot;&gt;">
            <text:p>&lt;xacro:subwheel prefix="${prefix}" subwheel_name="3"&gt;</text:p>
          </table:table-cell>
          <table:table-cell table:style-name="ce5" table:formula="of:=CONCATENATE(&quot;&lt;axis xyz=&quot;&quot;&quot;;TEXT([.G8];&quot;0.000000&quot;);&quot; &quot;;TEXT([.H8];&quot;0.000000&quot;);&quot; ${side*&quot;;TEXT([.I8];&quot;0.000000&quot;);&quot;}&quot;&quot;/&gt;&quot;)" office:value-type="string" office:string-value="&lt;axis xyz=&quot;-0.353553 0.612372 ${side*0.707107}&quot;/&gt;">
            <text:p>&lt;axis xyz="-0.353553 0.612372 ${side*0.707107}"/&gt;</text:p>
          </table:table-cell>
          <table:table-cell table:style-name="ce5" table:formula="of:=CONCATENATE(&quot;&lt;origin xyz=&quot;&quot;&quot;;TEXT([.C8];&quot;0.000000&quot;);&quot; &quot;;TEXT([.D8];&quot;0.000000&quot;);&quot; &quot;;TEXT(0;&quot;0.000000&quot;);&quot;&quot;&quot; rpy=&quot;&quot;0 0 0&quot;&quot;/&gt;&quot;)" office:value-type="string" office:string-value="&lt;origin xyz=&quot;0.866025 0.500000 0.000000&quot; rpy=&quot;0 0 0&quot;/&gt;">
            <text:p>&lt;origin xyz="0.866025 0.500000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formula="of:=2 * PI() / [.$B$3] * ([.A9]-1)" office:value-type="float" office:value="0.785398163397448">
            <text:p>0.7853981634</text:p>
          </table:table-cell>
          <table:table-cell table:formula="of:=[.$B$1] * COS([.B9])" office:value-type="float" office:value="0.707106781186548">
            <text:p>0.7071067812</text:p>
          </table:table-cell>
          <table:table-cell table:formula="of:=[.$B$1]*SIN([.B9])" office:value-type="float" office:value="0.707106781186547">
            <text:p>0.7071067812</text:p>
          </table:table-cell>
          <table:table-cell table:formula="of:=-SIN([.B9])" office:value-type="float" office:value="-0.707106781186547">
            <text:p>-0.7071067812</text:p>
          </table:table-cell>
          <table:table-cell table:formula="of:=COS([.B9])" office:value-type="float" office:value="0.707106781186548">
            <text:p>0.7071067812</text:p>
          </table:table-cell>
          <table:table-cell table:formula="of:=-[.C9]*(-[.C9]*[.E9]-[.D9]*[.F9])*(1-COS([.$H$1]))+[.E9]*COS([.$H$1])" office:value-type="float" office:value="-0.5">
            <text:p>-0.5</text:p>
          </table:table-cell>
          <table:table-cell table:formula="of:=-[.D9]*(-[.C9]*[.E9]-[.D9]*[.F9])*(1-COS([.$H$1]))+[.F9]*COS([.$H$1])" office:value-type="float" office:value="0.5">
            <text:p>0.5</text:p>
          </table:table-cell>
          <table:table-cell table:formula="of:=(-[.D9]*[.E9]+[.C9]*[.F9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9];&quot;General&quot;);&quot;&quot;&quot;&gt;&quot;)" office:value-type="string" office:string-value="&lt;xacro:subwheel prefix=&quot;${prefix}&quot; subwheel_name=&quot;4&quot;&gt;">
            <text:p>&lt;xacro:subwheel prefix="${prefix}" subwheel_name="4"&gt;</text:p>
          </table:table-cell>
          <table:table-cell table:style-name="ce5" table:formula="of:=CONCATENATE(&quot;&lt;axis xyz=&quot;&quot;&quot;;TEXT([.G9];&quot;0.000000&quot;);&quot; &quot;;TEXT([.H9];&quot;0.000000&quot;);&quot; ${side*&quot;;TEXT([.I9];&quot;0.000000&quot;);&quot;}&quot;&quot;/&gt;&quot;)" office:value-type="string" office:string-value="&lt;axis xyz=&quot;-0.500000 0.500000 ${side*0.707107}&quot;/&gt;">
            <text:p>&lt;axis xyz="-0.500000 0.500000 ${side*0.707107}"/&gt;</text:p>
          </table:table-cell>
          <table:table-cell table:style-name="ce5" table:formula="of:=CONCATENATE(&quot;&lt;origin xyz=&quot;&quot;&quot;;TEXT([.C9];&quot;0.000000&quot;);&quot; &quot;;TEXT([.D9];&quot;0.000000&quot;);&quot; &quot;;TEXT(0;&quot;0.000000&quot;);&quot;&quot;&quot; rpy=&quot;&quot;0 0 0&quot;&quot;/&gt;&quot;)" office:value-type="string" office:string-value="&lt;origin xyz=&quot;0.707107 0.707107 0.000000&quot; rpy=&quot;0 0 0&quot;/&gt;">
            <text:p>&lt;origin xyz="0.707107 0.707107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formula="of:=2 * PI() / [.$B$3] * ([.A10]-1)" office:value-type="float" office:value="1.0471975511966">
            <text:p>1.0471975512</text:p>
          </table:table-cell>
          <table:table-cell table:formula="of:=[.$B$1] * COS([.B10])" office:value-type="float" office:value="0.5">
            <text:p>0.5</text:p>
          </table:table-cell>
          <table:table-cell table:formula="of:=[.$B$1]*SIN([.B10])" office:value-type="float" office:value="0.866025403784439">
            <text:p>0.8660254038</text:p>
          </table:table-cell>
          <table:table-cell table:formula="of:=-SIN([.B10])" office:value-type="float" office:value="-0.866025403784439">
            <text:p>-0.8660254038</text:p>
          </table:table-cell>
          <table:table-cell table:formula="of:=COS([.B10])" office:value-type="float" office:value="0.5">
            <text:p>0.5</text:p>
          </table:table-cell>
          <table:table-cell table:formula="of:=-[.C10]*(-[.C10]*[.E10]-[.D10]*[.F10])*(1-COS([.$H$1]))+[.E10]*COS([.$H$1])" office:value-type="float" office:value="-0.612372435695795">
            <text:p>-0.6123724357</text:p>
          </table:table-cell>
          <table:table-cell table:formula="of:=-[.D10]*(-[.C10]*[.E10]-[.D10]*[.F10])*(1-COS([.$H$1]))+[.F10]*COS([.$H$1])" office:value-type="float" office:value="0.353553390593274">
            <text:p>0.3535533906</text:p>
          </table:table-cell>
          <table:table-cell table:formula="of:=(-[.D10]*[.E10]+[.C10]*[.F10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10];&quot;General&quot;);&quot;&quot;&quot;&gt;&quot;)" office:value-type="string" office:string-value="&lt;xacro:subwheel prefix=&quot;${prefix}&quot; subwheel_name=&quot;5&quot;&gt;">
            <text:p>&lt;xacro:subwheel prefix="${prefix}" subwheel_name="5"&gt;</text:p>
          </table:table-cell>
          <table:table-cell table:style-name="ce5" table:formula="of:=CONCATENATE(&quot;&lt;axis xyz=&quot;&quot;&quot;;TEXT([.G10];&quot;0.000000&quot;);&quot; &quot;;TEXT([.H10];&quot;0.000000&quot;);&quot; ${side*&quot;;TEXT([.I10];&quot;0.000000&quot;);&quot;}&quot;&quot;/&gt;&quot;)" office:value-type="string" office:string-value="&lt;axis xyz=&quot;-0.612372 0.353553 ${side*0.707107}&quot;/&gt;">
            <text:p>&lt;axis xyz="-0.612372 0.353553 ${side*0.707107}"/&gt;</text:p>
          </table:table-cell>
          <table:table-cell table:style-name="ce5" table:formula="of:=CONCATENATE(&quot;&lt;origin xyz=&quot;&quot;&quot;;TEXT([.C10];&quot;0.000000&quot;);&quot; &quot;;TEXT([.D10];&quot;0.000000&quot;);&quot; &quot;;TEXT(0;&quot;0.000000&quot;);&quot;&quot;&quot; rpy=&quot;&quot;0 0 0&quot;&quot;/&gt;&quot;)" office:value-type="string" office:string-value="&lt;origin xyz=&quot;0.500000 0.866025 0.000000&quot; rpy=&quot;0 0 0&quot;/&gt;">
            <text:p>&lt;origin xyz="0.500000 0.866025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formula="of:=2 * PI() / [.$B$3] * ([.A11]-1)" office:value-type="float" office:value="1.30899693899575">
            <text:p>1.308996939</text:p>
          </table:table-cell>
          <table:table-cell table:formula="of:=[.$B$1] * COS([.B11])" office:value-type="float" office:value="0.258819045102521">
            <text:p>0.2588190451</text:p>
          </table:table-cell>
          <table:table-cell table:formula="of:=[.$B$1]*SIN([.B11])" office:value-type="float" office:value="0.965925826289068">
            <text:p>0.9659258263</text:p>
          </table:table-cell>
          <table:table-cell table:formula="of:=-SIN([.B11])" office:value-type="float" office:value="-0.965925826289068">
            <text:p>-0.9659258263</text:p>
          </table:table-cell>
          <table:table-cell table:formula="of:=COS([.B11])" office:value-type="float" office:value="0.258819045102521">
            <text:p>0.2588190451</text:p>
          </table:table-cell>
          <table:table-cell table:formula="of:=-[.C11]*(-[.C11]*[.E11]-[.D11]*[.F11])*(1-COS([.$H$1]))+[.E11]*COS([.$H$1])" office:value-type="float" office:value="-0.683012701892219">
            <text:p>-0.6830127019</text:p>
          </table:table-cell>
          <table:table-cell table:formula="of:=-[.D11]*(-[.C11]*[.E11]-[.D11]*[.F11])*(1-COS([.$H$1]))+[.F11]*COS([.$H$1])" office:value-type="float" office:value="0.183012701892219">
            <text:p>0.1830127019</text:p>
          </table:table-cell>
          <table:table-cell table:formula="of:=(-[.D11]*[.E11]+[.C11]*[.F11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11];&quot;General&quot;);&quot;&quot;&quot;&gt;&quot;)" office:value-type="string" office:string-value="&lt;xacro:subwheel prefix=&quot;${prefix}&quot; subwheel_name=&quot;6&quot;&gt;">
            <text:p>&lt;xacro:subwheel prefix="${prefix}" subwheel_name="6"&gt;</text:p>
          </table:table-cell>
          <table:table-cell table:style-name="ce5" table:formula="of:=CONCATENATE(&quot;&lt;axis xyz=&quot;&quot;&quot;;TEXT([.G11];&quot;0.000000&quot;);&quot; &quot;;TEXT([.H11];&quot;0.000000&quot;);&quot; ${side*&quot;;TEXT([.I11];&quot;0.000000&quot;);&quot;}&quot;&quot;/&gt;&quot;)" office:value-type="string" office:string-value="&lt;axis xyz=&quot;-0.683013 0.183013 ${side*0.707107}&quot;/&gt;">
            <text:p>&lt;axis xyz="-0.683013 0.183013 ${side*0.707107}"/&gt;</text:p>
          </table:table-cell>
          <table:table-cell table:style-name="ce5" table:formula="of:=CONCATENATE(&quot;&lt;origin xyz=&quot;&quot;&quot;;TEXT([.C11];&quot;0.000000&quot;);&quot; &quot;;TEXT([.D11];&quot;0.000000&quot;);&quot; &quot;;TEXT(0;&quot;0.000000&quot;);&quot;&quot;&quot; rpy=&quot;&quot;0 0 0&quot;&quot;/&gt;&quot;)" office:value-type="string" office:string-value="&lt;origin xyz=&quot;0.258819 0.965926 0.000000&quot; rpy=&quot;0 0 0&quot;/&gt;">
            <text:p>&lt;origin xyz="0.258819 0.965926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table:formula="of:=2 * PI() / [.$B$3] * ([.A12]-1)" office:value-type="float" office:value="1.5707963267949">
            <text:p>1.5707963268</text:p>
          </table:table-cell>
          <table:table-cell table:formula="of:=[.$B$1] * COS([.B12])" office:value-type="float" office:value="6.12323399573677E-017">
            <text:p>0</text:p>
          </table:table-cell>
          <table:table-cell table:formula="of:=[.$B$1]*SIN([.B12])" office:value-type="float" office:value="1">
            <text:p>1</text:p>
          </table:table-cell>
          <table:table-cell table:formula="of:=-SIN([.B12])" office:value-type="float" office:value="-1">
            <text:p>-1</text:p>
          </table:table-cell>
          <table:table-cell table:formula="of:=COS([.B12])" office:value-type="float" office:value="6.12323399573677E-017">
            <text:p>0</text:p>
          </table:table-cell>
          <table:table-cell table:formula="of:=-[.C12]*(-[.C12]*[.E12]-[.D12]*[.F12])*(1-COS([.$H$1]))+[.E12]*COS([.$H$1])" office:value-type="float" office:value="-0.707106781186548">
            <text:p>-0.7071067812</text:p>
          </table:table-cell>
          <table:table-cell table:formula="of:=-[.D12]*(-[.C12]*[.E12]-[.D12]*[.F12])*(1-COS([.$H$1]))+[.F12]*COS([.$H$1])" office:value-type="float" office:value="4.32978028117747E-017">
            <text:p>0</text:p>
          </table:table-cell>
          <table:table-cell table:formula="of:=(-[.D12]*[.E12]+[.C12]*[.F12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12];&quot;General&quot;);&quot;&quot;&quot;&gt;&quot;)" office:value-type="string" office:string-value="&lt;xacro:subwheel prefix=&quot;${prefix}&quot; subwheel_name=&quot;7&quot;&gt;">
            <text:p>&lt;xacro:subwheel prefix="${prefix}" subwheel_name="7"&gt;</text:p>
          </table:table-cell>
          <table:table-cell table:style-name="ce5" table:formula="of:=CONCATENATE(&quot;&lt;axis xyz=&quot;&quot;&quot;;TEXT([.G12];&quot;0.000000&quot;);&quot; &quot;;TEXT([.H12];&quot;0.000000&quot;);&quot; ${side*&quot;;TEXT([.I12];&quot;0.000000&quot;);&quot;}&quot;&quot;/&gt;&quot;)" office:value-type="string" office:string-value="&lt;axis xyz=&quot;-0.707107 0.000000 ${side*0.707107}&quot;/&gt;">
            <text:p>&lt;axis xyz="-0.707107 0.000000 ${side*0.707107}"/&gt;</text:p>
          </table:table-cell>
          <table:table-cell table:style-name="ce5" table:formula="of:=CONCATENATE(&quot;&lt;origin xyz=&quot;&quot;&quot;;TEXT([.C12];&quot;0.000000&quot;);&quot; &quot;;TEXT([.D12];&quot;0.000000&quot;);&quot; &quot;;TEXT(0;&quot;0.000000&quot;);&quot;&quot;&quot; rpy=&quot;&quot;0 0 0&quot;&quot;/&gt;&quot;)" office:value-type="string" office:string-value="&lt;origin xyz=&quot;0.000000 1.000000 0.000000&quot; rpy=&quot;0 0 0&quot;/&gt;">
            <text:p>&lt;origin xyz="0.000000 1.000000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table:formula="of:=2 * PI() / [.$B$3] * ([.A13]-1)" office:value-type="float" office:value="1.83259571459405">
            <text:p>1.8325957146</text:p>
          </table:table-cell>
          <table:table-cell table:formula="of:=[.$B$1] * COS([.B13])" office:value-type="float" office:value="-0.258819045102521">
            <text:p>-0.2588190451</text:p>
          </table:table-cell>
          <table:table-cell table:formula="of:=[.$B$1]*SIN([.B13])" office:value-type="float" office:value="0.965925826289068">
            <text:p>0.9659258263</text:p>
          </table:table-cell>
          <table:table-cell table:formula="of:=-SIN([.B13])" office:value-type="float" office:value="-0.965925826289068">
            <text:p>-0.9659258263</text:p>
          </table:table-cell>
          <table:table-cell table:formula="of:=COS([.B13])" office:value-type="float" office:value="-0.258819045102521">
            <text:p>-0.2588190451</text:p>
          </table:table-cell>
          <table:table-cell table:formula="of:=-[.C13]*(-[.C13]*[.E13]-[.D13]*[.F13])*(1-COS([.$H$1]))+[.E13]*COS([.$H$1])" office:value-type="float" office:value="-0.683012701892219">
            <text:p>-0.6830127019</text:p>
          </table:table-cell>
          <table:table-cell table:formula="of:=-[.D13]*(-[.C13]*[.E13]-[.D13]*[.F13])*(1-COS([.$H$1]))+[.F13]*COS([.$H$1])" office:value-type="float" office:value="-0.183012701892219">
            <text:p>-0.1830127019</text:p>
          </table:table-cell>
          <table:table-cell table:formula="of:=(-[.D13]*[.E13]+[.C13]*[.F13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13];&quot;General&quot;);&quot;&quot;&quot;&gt;&quot;)" office:value-type="string" office:string-value="&lt;xacro:subwheel prefix=&quot;${prefix}&quot; subwheel_name=&quot;8&quot;&gt;">
            <text:p>&lt;xacro:subwheel prefix="${prefix}" subwheel_name="8"&gt;</text:p>
          </table:table-cell>
          <table:table-cell table:style-name="ce5" table:formula="of:=CONCATENATE(&quot;&lt;axis xyz=&quot;&quot;&quot;;TEXT([.G13];&quot;0.000000&quot;);&quot; &quot;;TEXT([.H13];&quot;0.000000&quot;);&quot; ${side*&quot;;TEXT([.I13];&quot;0.000000&quot;);&quot;}&quot;&quot;/&gt;&quot;)" office:value-type="string" office:string-value="&lt;axis xyz=&quot;-0.683013 -0.183013 ${side*0.707107}&quot;/&gt;">
            <text:p>&lt;axis xyz="-0.683013 -0.183013 ${side*0.707107}"/&gt;</text:p>
          </table:table-cell>
          <table:table-cell table:style-name="ce5" table:formula="of:=CONCATENATE(&quot;&lt;origin xyz=&quot;&quot;&quot;;TEXT([.C13];&quot;0.000000&quot;);&quot; &quot;;TEXT([.D13];&quot;0.000000&quot;);&quot; &quot;;TEXT(0;&quot;0.000000&quot;);&quot;&quot;&quot; rpy=&quot;&quot;0 0 0&quot;&quot;/&gt;&quot;)" office:value-type="string" office:string-value="&lt;origin xyz=&quot;-0.258819 0.965926 0.000000&quot; rpy=&quot;0 0 0&quot;/&gt;">
            <text:p>&lt;origin xyz="-0.258819 0.965926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table:formula="of:=2 * PI() / [.$B$3] * ([.A14]-1)" office:value-type="float" office:value="2.0943951023932">
            <text:p>2.0943951024</text:p>
          </table:table-cell>
          <table:table-cell table:formula="of:=[.$B$1] * COS([.B14])" office:value-type="float" office:value="-0.5">
            <text:p>-0.5</text:p>
          </table:table-cell>
          <table:table-cell table:formula="of:=[.$B$1]*SIN([.B14])" office:value-type="float" office:value="0.866025403784439">
            <text:p>0.8660254038</text:p>
          </table:table-cell>
          <table:table-cell table:formula="of:=-SIN([.B14])" office:value-type="float" office:value="-0.866025403784439">
            <text:p>-0.8660254038</text:p>
          </table:table-cell>
          <table:table-cell table:formula="of:=COS([.B14])" office:value-type="float" office:value="-0.5">
            <text:p>-0.5</text:p>
          </table:table-cell>
          <table:table-cell table:formula="of:=-[.C14]*(-[.C14]*[.E14]-[.D14]*[.F14])*(1-COS([.$H$1]))+[.E14]*COS([.$H$1])" office:value-type="float" office:value="-0.612372435695795">
            <text:p>-0.6123724357</text:p>
          </table:table-cell>
          <table:table-cell table:formula="of:=-[.D14]*(-[.C14]*[.E14]-[.D14]*[.F14])*(1-COS([.$H$1]))+[.F14]*COS([.$H$1])" office:value-type="float" office:value="-0.353553390593274">
            <text:p>-0.3535533906</text:p>
          </table:table-cell>
          <table:table-cell table:formula="of:=(-[.D14]*[.E14]+[.C14]*[.F14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14];&quot;General&quot;);&quot;&quot;&quot;&gt;&quot;)" office:value-type="string" office:string-value="&lt;xacro:subwheel prefix=&quot;${prefix}&quot; subwheel_name=&quot;9&quot;&gt;">
            <text:p>&lt;xacro:subwheel prefix="${prefix}" subwheel_name="9"&gt;</text:p>
          </table:table-cell>
          <table:table-cell table:style-name="ce5" table:formula="of:=CONCATENATE(&quot;&lt;axis xyz=&quot;&quot;&quot;;TEXT([.G14];&quot;0.000000&quot;);&quot; &quot;;TEXT([.H14];&quot;0.000000&quot;);&quot; ${side*&quot;;TEXT([.I14];&quot;0.000000&quot;);&quot;}&quot;&quot;/&gt;&quot;)" office:value-type="string" office:string-value="&lt;axis xyz=&quot;-0.612372 -0.353553 ${side*0.707107}&quot;/&gt;">
            <text:p>&lt;axis xyz="-0.612372 -0.353553 ${side*0.707107}"/&gt;</text:p>
          </table:table-cell>
          <table:table-cell table:style-name="ce5" table:formula="of:=CONCATENATE(&quot;&lt;origin xyz=&quot;&quot;&quot;;TEXT([.C14];&quot;0.000000&quot;);&quot; &quot;;TEXT([.D14];&quot;0.000000&quot;);&quot; &quot;;TEXT(0;&quot;0.000000&quot;);&quot;&quot;&quot; rpy=&quot;&quot;0 0 0&quot;&quot;/&gt;&quot;)" office:value-type="string" office:string-value="&lt;origin xyz=&quot;-0.500000 0.866025 0.000000&quot; rpy=&quot;0 0 0&quot;/&gt;">
            <text:p>&lt;origin xyz="-0.500000 0.866025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table:formula="of:=2 * PI() / [.$B$3] * ([.A15]-1)" office:value-type="float" office:value="2.35619449019234">
            <text:p>2.3561944902</text:p>
          </table:table-cell>
          <table:table-cell table:formula="of:=[.$B$1] * COS([.B15])" office:value-type="float" office:value="-0.707106781186547">
            <text:p>-0.7071067812</text:p>
          </table:table-cell>
          <table:table-cell table:formula="of:=[.$B$1]*SIN([.B15])" office:value-type="float" office:value="0.707106781186548">
            <text:p>0.7071067812</text:p>
          </table:table-cell>
          <table:table-cell table:formula="of:=-SIN([.B15])" office:value-type="float" office:value="-0.707106781186548">
            <text:p>-0.7071067812</text:p>
          </table:table-cell>
          <table:table-cell table:formula="of:=COS([.B15])" office:value-type="float" office:value="-0.707106781186547">
            <text:p>-0.7071067812</text:p>
          </table:table-cell>
          <table:table-cell table:formula="of:=-[.C15]*(-[.C15]*[.E15]-[.D15]*[.F15])*(1-COS([.$H$1]))+[.E15]*COS([.$H$1])" office:value-type="float" office:value="-0.5">
            <text:p>-0.5</text:p>
          </table:table-cell>
          <table:table-cell table:formula="of:=-[.D15]*(-[.C15]*[.E15]-[.D15]*[.F15])*(1-COS([.$H$1]))+[.F15]*COS([.$H$1])" office:value-type="float" office:value="-0.5">
            <text:p>-0.5</text:p>
          </table:table-cell>
          <table:table-cell table:formula="of:=(-[.D15]*[.E15]+[.C15]*[.F15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15];&quot;General&quot;);&quot;&quot;&quot;&gt;&quot;)" office:value-type="string" office:string-value="&lt;xacro:subwheel prefix=&quot;${prefix}&quot; subwheel_name=&quot;10&quot;&gt;">
            <text:p>&lt;xacro:subwheel prefix="${prefix}" subwheel_name="10"&gt;</text:p>
          </table:table-cell>
          <table:table-cell table:style-name="ce5" table:formula="of:=CONCATENATE(&quot;&lt;axis xyz=&quot;&quot;&quot;;TEXT([.G15];&quot;0.000000&quot;);&quot; &quot;;TEXT([.H15];&quot;0.000000&quot;);&quot; ${side*&quot;;TEXT([.I15];&quot;0.000000&quot;);&quot;}&quot;&quot;/&gt;&quot;)" office:value-type="string" office:string-value="&lt;axis xyz=&quot;-0.500000 -0.500000 ${side*0.707107}&quot;/&gt;">
            <text:p>&lt;axis xyz="-0.500000 -0.500000 ${side*0.707107}"/&gt;</text:p>
          </table:table-cell>
          <table:table-cell table:style-name="ce5" table:formula="of:=CONCATENATE(&quot;&lt;origin xyz=&quot;&quot;&quot;;TEXT([.C15];&quot;0.000000&quot;);&quot; &quot;;TEXT([.D15];&quot;0.000000&quot;);&quot; &quot;;TEXT(0;&quot;0.000000&quot;);&quot;&quot;&quot; rpy=&quot;&quot;0 0 0&quot;&quot;/&gt;&quot;)" office:value-type="string" office:string-value="&lt;origin xyz=&quot;-0.707107 0.707107 0.000000&quot; rpy=&quot;0 0 0&quot;/&gt;">
            <text:p>&lt;origin xyz="-0.707107 0.707107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table:formula="of:=2 * PI() / [.$B$3] * ([.A16]-1)" office:value-type="float" office:value="2.61799387799149">
            <text:p>2.617993878</text:p>
          </table:table-cell>
          <table:table-cell table:formula="of:=[.$B$1] * COS([.B16])" office:value-type="float" office:value="-0.866025403784438">
            <text:p>-0.8660254038</text:p>
          </table:table-cell>
          <table:table-cell table:formula="of:=[.$B$1]*SIN([.B16])" office:value-type="float" office:value="0.5">
            <text:p>0.5</text:p>
          </table:table-cell>
          <table:table-cell table:formula="of:=-SIN([.B16])" office:value-type="float" office:value="-0.5">
            <text:p>-0.5</text:p>
          </table:table-cell>
          <table:table-cell table:formula="of:=COS([.B16])" office:value-type="float" office:value="-0.866025403784438">
            <text:p>-0.8660254038</text:p>
          </table:table-cell>
          <table:table-cell table:formula="of:=-[.C16]*(-[.C16]*[.E16]-[.D16]*[.F16])*(1-COS([.$H$1]))+[.E16]*COS([.$H$1])" office:value-type="float" office:value="-0.353553390593274">
            <text:p>-0.3535533906</text:p>
          </table:table-cell>
          <table:table-cell table:formula="of:=-[.D16]*(-[.C16]*[.E16]-[.D16]*[.F16])*(1-COS([.$H$1]))+[.F16]*COS([.$H$1])" office:value-type="float" office:value="-0.612372435695794">
            <text:p>-0.6123724357</text:p>
          </table:table-cell>
          <table:table-cell table:formula="of:=(-[.D16]*[.E16]+[.C16]*[.F16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16];&quot;General&quot;);&quot;&quot;&quot;&gt;&quot;)" office:value-type="string" office:string-value="&lt;xacro:subwheel prefix=&quot;${prefix}&quot; subwheel_name=&quot;11&quot;&gt;">
            <text:p>&lt;xacro:subwheel prefix="${prefix}" subwheel_name="11"&gt;</text:p>
          </table:table-cell>
          <table:table-cell table:style-name="ce5" table:formula="of:=CONCATENATE(&quot;&lt;axis xyz=&quot;&quot;&quot;;TEXT([.G16];&quot;0.000000&quot;);&quot; &quot;;TEXT([.H16];&quot;0.000000&quot;);&quot; ${side*&quot;;TEXT([.I16];&quot;0.000000&quot;);&quot;}&quot;&quot;/&gt;&quot;)" office:value-type="string" office:string-value="&lt;axis xyz=&quot;-0.353553 -0.612372 ${side*0.707107}&quot;/&gt;">
            <text:p>&lt;axis xyz="-0.353553 -0.612372 ${side*0.707107}"/&gt;</text:p>
          </table:table-cell>
          <table:table-cell table:style-name="ce5" table:formula="of:=CONCATENATE(&quot;&lt;origin xyz=&quot;&quot;&quot;;TEXT([.C16];&quot;0.000000&quot;);&quot; &quot;;TEXT([.D16];&quot;0.000000&quot;);&quot; &quot;;TEXT(0;&quot;0.000000&quot;);&quot;&quot;&quot; rpy=&quot;&quot;0 0 0&quot;&quot;/&gt;&quot;)" office:value-type="string" office:string-value="&lt;origin xyz=&quot;-0.866025 0.500000 0.000000&quot; rpy=&quot;0 0 0&quot;/&gt;">
            <text:p>&lt;origin xyz="-0.866025 0.500000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table:formula="of:=2 * PI() / [.$B$3] * ([.A17]-1)" office:value-type="float" office:value="2.87979326579064">
            <text:p>2.8797932658</text:p>
          </table:table-cell>
          <table:table-cell table:formula="of:=[.$B$1] * COS([.B17])" office:value-type="float" office:value="-0.965925826289068">
            <text:p>-0.9659258263</text:p>
          </table:table-cell>
          <table:table-cell table:formula="of:=[.$B$1]*SIN([.B17])" office:value-type="float" office:value="0.258819045102521">
            <text:p>0.2588190451</text:p>
          </table:table-cell>
          <table:table-cell table:formula="of:=-SIN([.B17])" office:value-type="float" office:value="-0.258819045102521">
            <text:p>-0.2588190451</text:p>
          </table:table-cell>
          <table:table-cell table:formula="of:=COS([.B17])" office:value-type="float" office:value="-0.965925826289068">
            <text:p>-0.9659258263</text:p>
          </table:table-cell>
          <table:table-cell table:formula="of:=-[.C17]*(-[.C17]*[.E17]-[.D17]*[.F17])*(1-COS([.$H$1]))+[.E17]*COS([.$H$1])" office:value-type="float" office:value="-0.18301270189222">
            <text:p>-0.1830127019</text:p>
          </table:table-cell>
          <table:table-cell table:formula="of:=-[.D17]*(-[.C17]*[.E17]-[.D17]*[.F17])*(1-COS([.$H$1]))+[.F17]*COS([.$H$1])" office:value-type="float" office:value="-0.683012701892219">
            <text:p>-0.6830127019</text:p>
          </table:table-cell>
          <table:table-cell table:formula="of:=(-[.D17]*[.E17]+[.C17]*[.F17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17];&quot;General&quot;);&quot;&quot;&quot;&gt;&quot;)" office:value-type="string" office:string-value="&lt;xacro:subwheel prefix=&quot;${prefix}&quot; subwheel_name=&quot;12&quot;&gt;">
            <text:p>&lt;xacro:subwheel prefix="${prefix}" subwheel_name="12"&gt;</text:p>
          </table:table-cell>
          <table:table-cell table:style-name="ce5" table:formula="of:=CONCATENATE(&quot;&lt;axis xyz=&quot;&quot;&quot;;TEXT([.G17];&quot;0.000000&quot;);&quot; &quot;;TEXT([.H17];&quot;0.000000&quot;);&quot; ${side*&quot;;TEXT([.I17];&quot;0.000000&quot;);&quot;}&quot;&quot;/&gt;&quot;)" office:value-type="string" office:string-value="&lt;axis xyz=&quot;-0.183013 -0.683013 ${side*0.707107}&quot;/&gt;">
            <text:p>&lt;axis xyz="-0.183013 -0.683013 ${side*0.707107}"/&gt;</text:p>
          </table:table-cell>
          <table:table-cell table:style-name="ce5" table:formula="of:=CONCATENATE(&quot;&lt;origin xyz=&quot;&quot;&quot;;TEXT([.C17];&quot;0.000000&quot;);&quot; &quot;;TEXT([.D17];&quot;0.000000&quot;);&quot; &quot;;TEXT(0;&quot;0.000000&quot;);&quot;&quot;&quot; rpy=&quot;&quot;0 0 0&quot;&quot;/&gt;&quot;)" office:value-type="string" office:string-value="&lt;origin xyz=&quot;-0.965926 0.258819 0.000000&quot; rpy=&quot;0 0 0&quot;/&gt;">
            <text:p>&lt;origin xyz="-0.965926 0.258819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>
          <table:table-cell office:value-type="float" office:value="13">
            <text:p>13</text:p>
          </table:table-cell>
          <table:table-cell table:formula="of:=2 * PI() / [.$B$3] * ([.A18]-1)" office:value-type="float" office:value="3.14159265358979">
            <text:p>3.1415926536</text:p>
          </table:table-cell>
          <table:table-cell table:formula="of:=[.$B$1] * COS([.B18])" office:value-type="float" office:value="-1">
            <text:p>-1</text:p>
          </table:table-cell>
          <table:table-cell table:formula="of:=[.$B$1]*SIN([.B18])" office:value-type="float" office:value="1.22464679914735E-016">
            <text:p>0</text:p>
          </table:table-cell>
          <table:table-cell table:formula="of:=-SIN([.B18])" office:value-type="float" office:value="-1.22464679914735E-016">
            <text:p>-0</text:p>
          </table:table-cell>
          <table:table-cell table:formula="of:=COS([.B18])" office:value-type="float" office:value="-1">
            <text:p>-1</text:p>
          </table:table-cell>
          <table:table-cell table:formula="of:=-[.C18]*(-[.C18]*[.E18]-[.D18]*[.F18])*(1-COS([.$H$1]))+[.E18]*COS([.$H$1])" office:value-type="float" office:value="-8.65956056235493E-017">
            <text:p>-0</text:p>
          </table:table-cell>
          <table:table-cell table:formula="of:=-[.D18]*(-[.C18]*[.E18]-[.D18]*[.F18])*(1-COS([.$H$1]))+[.F18]*COS([.$H$1])" office:value-type="float" office:value="-0.707106781186548">
            <text:p>-0.7071067812</text:p>
          </table:table-cell>
          <table:table-cell table:formula="of:=(-[.D18]*[.E18]+[.C18]*[.F18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18];&quot;General&quot;);&quot;&quot;&quot;&gt;&quot;)" office:value-type="string" office:string-value="&lt;xacro:subwheel prefix=&quot;${prefix}&quot; subwheel_name=&quot;13&quot;&gt;">
            <text:p>&lt;xacro:subwheel prefix="${prefix}" subwheel_name="13"&gt;</text:p>
          </table:table-cell>
          <table:table-cell table:style-name="ce5" table:formula="of:=CONCATENATE(&quot;&lt;axis xyz=&quot;&quot;&quot;;TEXT([.G18];&quot;0.000000&quot;);&quot; &quot;;TEXT([.H18];&quot;0.000000&quot;);&quot; ${side*&quot;;TEXT([.I18];&quot;0.000000&quot;);&quot;}&quot;&quot;/&gt;&quot;)" office:value-type="string" office:string-value="&lt;axis xyz=&quot;0.000000 -0.707107 ${side*0.707107}&quot;/&gt;">
            <text:p>&lt;axis xyz="0.000000 -0.707107 ${side*0.707107}"/&gt;</text:p>
          </table:table-cell>
          <table:table-cell table:style-name="ce5" table:formula="of:=CONCATENATE(&quot;&lt;origin xyz=&quot;&quot;&quot;;TEXT([.C18];&quot;0.000000&quot;);&quot; &quot;;TEXT([.D18];&quot;0.000000&quot;);&quot; &quot;;TEXT(0;&quot;0.000000&quot;);&quot;&quot;&quot; rpy=&quot;&quot;0 0 0&quot;&quot;/&gt;&quot;)" office:value-type="string" office:string-value="&lt;origin xyz=&quot;-1.000000 0.000000 0.000000&quot; rpy=&quot;0 0 0&quot;/&gt;">
            <text:p>&lt;origin xyz="-1.000000 0.000000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>
          <table:table-cell office:value-type="float" office:value="14">
            <text:p>14</text:p>
          </table:table-cell>
          <table:table-cell table:formula="of:=2 * PI() / [.$B$3] * ([.A19]-1)" office:value-type="float" office:value="3.40339204138894">
            <text:p>3.4033920414</text:p>
          </table:table-cell>
          <table:table-cell table:formula="of:=[.$B$1] * COS([.B19])" office:value-type="float" office:value="-0.965925826289068">
            <text:p>-0.9659258263</text:p>
          </table:table-cell>
          <table:table-cell table:formula="of:=[.$B$1]*SIN([.B19])" office:value-type="float" office:value="-0.25881904510252">
            <text:p>-0.2588190451</text:p>
          </table:table-cell>
          <table:table-cell table:formula="of:=-SIN([.B19])" office:value-type="float" office:value="0.25881904510252">
            <text:p>0.2588190451</text:p>
          </table:table-cell>
          <table:table-cell table:formula="of:=COS([.B19])" office:value-type="float" office:value="-0.965925826289068">
            <text:p>-0.9659258263</text:p>
          </table:table-cell>
          <table:table-cell table:formula="of:=-[.C19]*(-[.C19]*[.E19]-[.D19]*[.F19])*(1-COS([.$H$1]))+[.E19]*COS([.$H$1])" office:value-type="float" office:value="0.183012701892219">
            <text:p>0.1830127019</text:p>
          </table:table-cell>
          <table:table-cell table:formula="of:=-[.D19]*(-[.C19]*[.E19]-[.D19]*[.F19])*(1-COS([.$H$1]))+[.F19]*COS([.$H$1])" office:value-type="float" office:value="-0.683012701892219">
            <text:p>-0.6830127019</text:p>
          </table:table-cell>
          <table:table-cell table:formula="of:=(-[.D19]*[.E19]+[.C19]*[.F19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19];&quot;General&quot;);&quot;&quot;&quot;&gt;&quot;)" office:value-type="string" office:string-value="&lt;xacro:subwheel prefix=&quot;${prefix}&quot; subwheel_name=&quot;14&quot;&gt;">
            <text:p>&lt;xacro:subwheel prefix="${prefix}" subwheel_name="14"&gt;</text:p>
          </table:table-cell>
          <table:table-cell table:style-name="ce5" table:formula="of:=CONCATENATE(&quot;&lt;axis xyz=&quot;&quot;&quot;;TEXT([.G19];&quot;0.000000&quot;);&quot; &quot;;TEXT([.H19];&quot;0.000000&quot;);&quot; ${side*&quot;;TEXT([.I19];&quot;0.000000&quot;);&quot;}&quot;&quot;/&gt;&quot;)" office:value-type="string" office:string-value="&lt;axis xyz=&quot;0.183013 -0.683013 ${side*0.707107}&quot;/&gt;">
            <text:p>&lt;axis xyz="0.183013 -0.683013 ${side*0.707107}"/&gt;</text:p>
          </table:table-cell>
          <table:table-cell table:style-name="ce5" table:formula="of:=CONCATENATE(&quot;&lt;origin xyz=&quot;&quot;&quot;;TEXT([.C19];&quot;0.000000&quot;);&quot; &quot;;TEXT([.D19];&quot;0.000000&quot;);&quot; &quot;;TEXT(0;&quot;0.000000&quot;);&quot;&quot;&quot; rpy=&quot;&quot;0 0 0&quot;&quot;/&gt;&quot;)" office:value-type="string" office:string-value="&lt;origin xyz=&quot;-0.965926 -0.258819 0.000000&quot; rpy=&quot;0 0 0&quot;/&gt;">
            <text:p>&lt;origin xyz="-0.965926 -0.258819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table:formula="of:=2 * PI() / [.$B$3] * ([.A20]-1)" office:value-type="float" office:value="3.66519142918809">
            <text:p>3.6651914292</text:p>
          </table:table-cell>
          <table:table-cell table:formula="of:=[.$B$1] * COS([.B20])" office:value-type="float" office:value="-0.866025403784439">
            <text:p>-0.8660254038</text:p>
          </table:table-cell>
          <table:table-cell table:formula="of:=[.$B$1]*SIN([.B20])" office:value-type="float" office:value="-0.5">
            <text:p>-0.5</text:p>
          </table:table-cell>
          <table:table-cell table:formula="of:=-SIN([.B20])" office:value-type="float" office:value="0.5">
            <text:p>0.5</text:p>
          </table:table-cell>
          <table:table-cell table:formula="of:=COS([.B20])" office:value-type="float" office:value="-0.866025403784439">
            <text:p>-0.8660254038</text:p>
          </table:table-cell>
          <table:table-cell table:formula="of:=-[.C20]*(-[.C20]*[.E20]-[.D20]*[.F20])*(1-COS([.$H$1]))+[.E20]*COS([.$H$1])" office:value-type="float" office:value="0.353553390593274">
            <text:p>0.3535533906</text:p>
          </table:table-cell>
          <table:table-cell table:formula="of:=-[.D20]*(-[.C20]*[.E20]-[.D20]*[.F20])*(1-COS([.$H$1]))+[.F20]*COS([.$H$1])" office:value-type="float" office:value="-0.612372435695795">
            <text:p>-0.6123724357</text:p>
          </table:table-cell>
          <table:table-cell table:formula="of:=(-[.D20]*[.E20]+[.C20]*[.F20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20];&quot;General&quot;);&quot;&quot;&quot;&gt;&quot;)" office:value-type="string" office:string-value="&lt;xacro:subwheel prefix=&quot;${prefix}&quot; subwheel_name=&quot;15&quot;&gt;">
            <text:p>&lt;xacro:subwheel prefix="${prefix}" subwheel_name="15"&gt;</text:p>
          </table:table-cell>
          <table:table-cell table:style-name="ce5" table:formula="of:=CONCATENATE(&quot;&lt;axis xyz=&quot;&quot;&quot;;TEXT([.G20];&quot;0.000000&quot;);&quot; &quot;;TEXT([.H20];&quot;0.000000&quot;);&quot; ${side*&quot;;TEXT([.I20];&quot;0.000000&quot;);&quot;}&quot;&quot;/&gt;&quot;)" office:value-type="string" office:string-value="&lt;axis xyz=&quot;0.353553 -0.612372 ${side*0.707107}&quot;/&gt;">
            <text:p>&lt;axis xyz="0.353553 -0.612372 ${side*0.707107}"/&gt;</text:p>
          </table:table-cell>
          <table:table-cell table:style-name="ce5" table:formula="of:=CONCATENATE(&quot;&lt;origin xyz=&quot;&quot;&quot;;TEXT([.C20];&quot;0.000000&quot;);&quot; &quot;;TEXT([.D20];&quot;0.000000&quot;);&quot; &quot;;TEXT(0;&quot;0.000000&quot;);&quot;&quot;&quot; rpy=&quot;&quot;0 0 0&quot;&quot;/&gt;&quot;)" office:value-type="string" office:string-value="&lt;origin xyz=&quot;-0.866025 -0.500000 0.000000&quot; rpy=&quot;0 0 0&quot;/&gt;">
            <text:p>&lt;origin xyz="-0.866025 -0.500000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formula="of:=2 * PI() / [.$B$3] * ([.A21]-1)" office:value-type="float" office:value="3.92699081698724">
            <text:p>3.926990817</text:p>
          </table:table-cell>
          <table:table-cell table:formula="of:=[.$B$1] * COS([.B21])" office:value-type="float" office:value="-0.707106781186548">
            <text:p>-0.7071067812</text:p>
          </table:table-cell>
          <table:table-cell table:formula="of:=[.$B$1]*SIN([.B21])" office:value-type="float" office:value="-0.707106781186547">
            <text:p>-0.7071067812</text:p>
          </table:table-cell>
          <table:table-cell table:formula="of:=-SIN([.B21])" office:value-type="float" office:value="0.707106781186547">
            <text:p>0.7071067812</text:p>
          </table:table-cell>
          <table:table-cell table:formula="of:=COS([.B21])" office:value-type="float" office:value="-0.707106781186548">
            <text:p>-0.7071067812</text:p>
          </table:table-cell>
          <table:table-cell table:formula="of:=-[.C21]*(-[.C21]*[.E21]-[.D21]*[.F21])*(1-COS([.$H$1]))+[.E21]*COS([.$H$1])" office:value-type="float" office:value="0.5">
            <text:p>0.5</text:p>
          </table:table-cell>
          <table:table-cell table:formula="of:=-[.D21]*(-[.C21]*[.E21]-[.D21]*[.F21])*(1-COS([.$H$1]))+[.F21]*COS([.$H$1])" office:value-type="float" office:value="-0.5">
            <text:p>-0.5</text:p>
          </table:table-cell>
          <table:table-cell table:formula="of:=(-[.D21]*[.E21]+[.C21]*[.F21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21];&quot;General&quot;);&quot;&quot;&quot;&gt;&quot;)" office:value-type="string" office:string-value="&lt;xacro:subwheel prefix=&quot;${prefix}&quot; subwheel_name=&quot;16&quot;&gt;">
            <text:p>&lt;xacro:subwheel prefix="${prefix}" subwheel_name="16"&gt;</text:p>
          </table:table-cell>
          <table:table-cell table:style-name="ce5" table:formula="of:=CONCATENATE(&quot;&lt;axis xyz=&quot;&quot;&quot;;TEXT([.G21];&quot;0.000000&quot;);&quot; &quot;;TEXT([.H21];&quot;0.000000&quot;);&quot; ${side*&quot;;TEXT([.I21];&quot;0.000000&quot;);&quot;}&quot;&quot;/&gt;&quot;)" office:value-type="string" office:string-value="&lt;axis xyz=&quot;0.500000 -0.500000 ${side*0.707107}&quot;/&gt;">
            <text:p>&lt;axis xyz="0.500000 -0.500000 ${side*0.707107}"/&gt;</text:p>
          </table:table-cell>
          <table:table-cell table:style-name="ce5" table:formula="of:=CONCATENATE(&quot;&lt;origin xyz=&quot;&quot;&quot;;TEXT([.C21];&quot;0.000000&quot;);&quot; &quot;;TEXT([.D21];&quot;0.000000&quot;);&quot; &quot;;TEXT(0;&quot;0.000000&quot;);&quot;&quot;&quot; rpy=&quot;&quot;0 0 0&quot;&quot;/&gt;&quot;)" office:value-type="string" office:string-value="&lt;origin xyz=&quot;-0.707107 -0.707107 0.000000&quot; rpy=&quot;0 0 0&quot;/&gt;">
            <text:p>&lt;origin xyz="-0.707107 -0.707107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formula="of:=2 * PI() / [.$B$3] * ([.A22]-1)" office:value-type="float" office:value="4.18879020478639">
            <text:p>4.1887902048</text:p>
          </table:table-cell>
          <table:table-cell table:formula="of:=[.$B$1] * COS([.B22])" office:value-type="float" office:value="-0.5">
            <text:p>-0.5</text:p>
          </table:table-cell>
          <table:table-cell table:formula="of:=[.$B$1]*SIN([.B22])" office:value-type="float" office:value="-0.866025403784438">
            <text:p>-0.8660254038</text:p>
          </table:table-cell>
          <table:table-cell table:formula="of:=-SIN([.B22])" office:value-type="float" office:value="0.866025403784438">
            <text:p>0.8660254038</text:p>
          </table:table-cell>
          <table:table-cell table:formula="of:=COS([.B22])" office:value-type="float" office:value="-0.5">
            <text:p>-0.5</text:p>
          </table:table-cell>
          <table:table-cell table:formula="of:=-[.C22]*(-[.C22]*[.E22]-[.D22]*[.F22])*(1-COS([.$H$1]))+[.E22]*COS([.$H$1])" office:value-type="float" office:value="0.612372435695794">
            <text:p>0.6123724357</text:p>
          </table:table-cell>
          <table:table-cell table:formula="of:=-[.D22]*(-[.C22]*[.E22]-[.D22]*[.F22])*(1-COS([.$H$1]))+[.F22]*COS([.$H$1])" office:value-type="float" office:value="-0.353553390593274">
            <text:p>-0.3535533906</text:p>
          </table:table-cell>
          <table:table-cell table:formula="of:=(-[.D22]*[.E22]+[.C22]*[.F22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22];&quot;General&quot;);&quot;&quot;&quot;&gt;&quot;)" office:value-type="string" office:string-value="&lt;xacro:subwheel prefix=&quot;${prefix}&quot; subwheel_name=&quot;17&quot;&gt;">
            <text:p>&lt;xacro:subwheel prefix="${prefix}" subwheel_name="17"&gt;</text:p>
          </table:table-cell>
          <table:table-cell table:style-name="ce5" table:formula="of:=CONCATENATE(&quot;&lt;axis xyz=&quot;&quot;&quot;;TEXT([.G22];&quot;0.000000&quot;);&quot; &quot;;TEXT([.H22];&quot;0.000000&quot;);&quot; ${side*&quot;;TEXT([.I22];&quot;0.000000&quot;);&quot;}&quot;&quot;/&gt;&quot;)" office:value-type="string" office:string-value="&lt;axis xyz=&quot;0.612372 -0.353553 ${side*0.707107}&quot;/&gt;">
            <text:p>&lt;axis xyz="0.612372 -0.353553 ${side*0.707107}"/&gt;</text:p>
          </table:table-cell>
          <table:table-cell table:style-name="ce5" table:formula="of:=CONCATENATE(&quot;&lt;origin xyz=&quot;&quot;&quot;;TEXT([.C22];&quot;0.000000&quot;);&quot; &quot;;TEXT([.D22];&quot;0.000000&quot;);&quot; &quot;;TEXT(0;&quot;0.000000&quot;);&quot;&quot;&quot; rpy=&quot;&quot;0 0 0&quot;&quot;/&gt;&quot;)" office:value-type="string" office:string-value="&lt;origin xyz=&quot;-0.500000 -0.866025 0.000000&quot; rpy=&quot;0 0 0&quot;/&gt;">
            <text:p>&lt;origin xyz="-0.500000 -0.866025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table:formula="of:=2 * PI() / [.$B$3] * ([.A23]-1)" office:value-type="float" office:value="4.45058959258554">
            <text:p>4.4505895926</text:p>
          </table:table-cell>
          <table:table-cell table:formula="of:=[.$B$1] * COS([.B23])" office:value-type="float" office:value="-0.258819045102521">
            <text:p>-0.2588190451</text:p>
          </table:table-cell>
          <table:table-cell table:formula="of:=[.$B$1]*SIN([.B23])" office:value-type="float" office:value="-0.965925826289068">
            <text:p>-0.9659258263</text:p>
          </table:table-cell>
          <table:table-cell table:formula="of:=-SIN([.B23])" office:value-type="float" office:value="0.965925826289068">
            <text:p>0.9659258263</text:p>
          </table:table-cell>
          <table:table-cell table:formula="of:=COS([.B23])" office:value-type="float" office:value="-0.258819045102521">
            <text:p>-0.2588190451</text:p>
          </table:table-cell>
          <table:table-cell table:formula="of:=-[.C23]*(-[.C23]*[.E23]-[.D23]*[.F23])*(1-COS([.$H$1]))+[.E23]*COS([.$H$1])" office:value-type="float" office:value="0.683012701892219">
            <text:p>0.6830127019</text:p>
          </table:table-cell>
          <table:table-cell table:formula="of:=-[.D23]*(-[.C23]*[.E23]-[.D23]*[.F23])*(1-COS([.$H$1]))+[.F23]*COS([.$H$1])" office:value-type="float" office:value="-0.18301270189222">
            <text:p>-0.1830127019</text:p>
          </table:table-cell>
          <table:table-cell table:formula="of:=(-[.D23]*[.E23]+[.C23]*[.F23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23];&quot;General&quot;);&quot;&quot;&quot;&gt;&quot;)" office:value-type="string" office:string-value="&lt;xacro:subwheel prefix=&quot;${prefix}&quot; subwheel_name=&quot;18&quot;&gt;">
            <text:p>&lt;xacro:subwheel prefix="${prefix}" subwheel_name="18"&gt;</text:p>
          </table:table-cell>
          <table:table-cell table:style-name="ce5" table:formula="of:=CONCATENATE(&quot;&lt;axis xyz=&quot;&quot;&quot;;TEXT([.G23];&quot;0.000000&quot;);&quot; &quot;;TEXT([.H23];&quot;0.000000&quot;);&quot; ${side*&quot;;TEXT([.I23];&quot;0.000000&quot;);&quot;}&quot;&quot;/&gt;&quot;)" office:value-type="string" office:string-value="&lt;axis xyz=&quot;0.683013 -0.183013 ${side*0.707107}&quot;/&gt;">
            <text:p>&lt;axis xyz="0.683013 -0.183013 ${side*0.707107}"/&gt;</text:p>
          </table:table-cell>
          <table:table-cell table:style-name="ce5" table:formula="of:=CONCATENATE(&quot;&lt;origin xyz=&quot;&quot;&quot;;TEXT([.C23];&quot;0.000000&quot;);&quot; &quot;;TEXT([.D23];&quot;0.000000&quot;);&quot; &quot;;TEXT(0;&quot;0.000000&quot;);&quot;&quot;&quot; rpy=&quot;&quot;0 0 0&quot;&quot;/&gt;&quot;)" office:value-type="string" office:string-value="&lt;origin xyz=&quot;-0.258819 -0.965926 0.000000&quot; rpy=&quot;0 0 0&quot;/&gt;">
            <text:p>&lt;origin xyz="-0.258819 -0.965926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>
          <table:table-cell office:value-type="float" office:value="19">
            <text:p>19</text:p>
          </table:table-cell>
          <table:table-cell table:formula="of:=2 * PI() / [.$B$3] * ([.A24]-1)" office:value-type="float" office:value="4.71238898038469">
            <text:p>4.7123889804</text:p>
          </table:table-cell>
          <table:table-cell table:formula="of:=[.$B$1] * COS([.B24])" office:value-type="float" office:value="-1.83697019872103E-016">
            <text:p>-0</text:p>
          </table:table-cell>
          <table:table-cell table:formula="of:=[.$B$1]*SIN([.B24])" office:value-type="float" office:value="-1">
            <text:p>-1</text:p>
          </table:table-cell>
          <table:table-cell table:formula="of:=-SIN([.B24])" office:value-type="float" office:value="1">
            <text:p>1</text:p>
          </table:table-cell>
          <table:table-cell table:formula="of:=COS([.B24])" office:value-type="float" office:value="-1.83697019872103E-016">
            <text:p>-0</text:p>
          </table:table-cell>
          <table:table-cell table:formula="of:=-[.C24]*(-[.C24]*[.E24]-[.D24]*[.F24])*(1-COS([.$H$1]))+[.E24]*COS([.$H$1])" office:value-type="float" office:value="0.707106781186548">
            <text:p>0.7071067812</text:p>
          </table:table-cell>
          <table:table-cell table:formula="of:=-[.D24]*(-[.C24]*[.E24]-[.D24]*[.F24])*(1-COS([.$H$1]))+[.F24]*COS([.$H$1])" office:value-type="float" office:value="-1.29893408435324E-016">
            <text:p>-0</text:p>
          </table:table-cell>
          <table:table-cell table:formula="of:=(-[.D24]*[.E24]+[.C24]*[.F24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24];&quot;General&quot;);&quot;&quot;&quot;&gt;&quot;)" office:value-type="string" office:string-value="&lt;xacro:subwheel prefix=&quot;${prefix}&quot; subwheel_name=&quot;19&quot;&gt;">
            <text:p>&lt;xacro:subwheel prefix="${prefix}" subwheel_name="19"&gt;</text:p>
          </table:table-cell>
          <table:table-cell table:style-name="ce5" table:formula="of:=CONCATENATE(&quot;&lt;axis xyz=&quot;&quot;&quot;;TEXT([.G24];&quot;0.000000&quot;);&quot; &quot;;TEXT([.H24];&quot;0.000000&quot;);&quot; ${side*&quot;;TEXT([.I24];&quot;0.000000&quot;);&quot;}&quot;&quot;/&gt;&quot;)" office:value-type="string" office:string-value="&lt;axis xyz=&quot;0.707107 0.000000 ${side*0.707107}&quot;/&gt;">
            <text:p>&lt;axis xyz="0.707107 0.000000 ${side*0.707107}"/&gt;</text:p>
          </table:table-cell>
          <table:table-cell table:style-name="ce5" table:formula="of:=CONCATENATE(&quot;&lt;origin xyz=&quot;&quot;&quot;;TEXT([.C24];&quot;0.000000&quot;);&quot; &quot;;TEXT([.D24];&quot;0.000000&quot;);&quot; &quot;;TEXT(0;&quot;0.000000&quot;);&quot;&quot;&quot; rpy=&quot;&quot;0 0 0&quot;&quot;/&gt;&quot;)" office:value-type="string" office:string-value="&lt;origin xyz=&quot;0.000000 -1.000000 0.000000&quot; rpy=&quot;0 0 0&quot;/&gt;">
            <text:p>&lt;origin xyz="0.000000 -1.000000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>
          <table:table-cell office:value-type="float" office:value="20">
            <text:p>20</text:p>
          </table:table-cell>
          <table:table-cell table:formula="of:=2 * PI() / [.$B$3] * ([.A25]-1)" office:value-type="float" office:value="4.97418836818384">
            <text:p>4.9741883682</text:p>
          </table:table-cell>
          <table:table-cell table:formula="of:=[.$B$1] * COS([.B25])" office:value-type="float" office:value="0.25881904510252">
            <text:p>0.2588190451</text:p>
          </table:table-cell>
          <table:table-cell table:formula="of:=[.$B$1]*SIN([.B25])" office:value-type="float" office:value="-0.965925826289068">
            <text:p>-0.9659258263</text:p>
          </table:table-cell>
          <table:table-cell table:formula="of:=-SIN([.B25])" office:value-type="float" office:value="0.965925826289068">
            <text:p>0.9659258263</text:p>
          </table:table-cell>
          <table:table-cell table:formula="of:=COS([.B25])" office:value-type="float" office:value="0.25881904510252">
            <text:p>0.2588190451</text:p>
          </table:table-cell>
          <table:table-cell table:formula="of:=-[.C25]*(-[.C25]*[.E25]-[.D25]*[.F25])*(1-COS([.$H$1]))+[.E25]*COS([.$H$1])" office:value-type="float" office:value="0.683012701892219">
            <text:p>0.6830127019</text:p>
          </table:table-cell>
          <table:table-cell table:formula="of:=-[.D25]*(-[.C25]*[.E25]-[.D25]*[.F25])*(1-COS([.$H$1]))+[.F25]*COS([.$H$1])" office:value-type="float" office:value="0.183012701892219">
            <text:p>0.1830127019</text:p>
          </table:table-cell>
          <table:table-cell table:formula="of:=(-[.D25]*[.E25]+[.C25]*[.F25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25];&quot;General&quot;);&quot;&quot;&quot;&gt;&quot;)" office:value-type="string" office:string-value="&lt;xacro:subwheel prefix=&quot;${prefix}&quot; subwheel_name=&quot;20&quot;&gt;">
            <text:p>&lt;xacro:subwheel prefix="${prefix}" subwheel_name="20"&gt;</text:p>
          </table:table-cell>
          <table:table-cell table:style-name="ce5" table:formula="of:=CONCATENATE(&quot;&lt;axis xyz=&quot;&quot;&quot;;TEXT([.G25];&quot;0.000000&quot;);&quot; &quot;;TEXT([.H25];&quot;0.000000&quot;);&quot; ${side*&quot;;TEXT([.I25];&quot;0.000000&quot;);&quot;}&quot;&quot;/&gt;&quot;)" office:value-type="string" office:string-value="&lt;axis xyz=&quot;0.683013 0.183013 ${side*0.707107}&quot;/&gt;">
            <text:p>&lt;axis xyz="0.683013 0.183013 ${side*0.707107}"/&gt;</text:p>
          </table:table-cell>
          <table:table-cell table:style-name="ce5" table:formula="of:=CONCATENATE(&quot;&lt;origin xyz=&quot;&quot;&quot;;TEXT([.C25];&quot;0.000000&quot;);&quot; &quot;;TEXT([.D25];&quot;0.000000&quot;);&quot; &quot;;TEXT(0;&quot;0.000000&quot;);&quot;&quot;&quot; rpy=&quot;&quot;0 0 0&quot;&quot;/&gt;&quot;)" office:value-type="string" office:string-value="&lt;origin xyz=&quot;0.258819 -0.965926 0.000000&quot; rpy=&quot;0 0 0&quot;/&gt;">
            <text:p>&lt;origin xyz="0.258819 -0.965926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>
          <table:table-cell office:value-type="float" office:value="21">
            <text:p>21</text:p>
          </table:table-cell>
          <table:table-cell table:formula="of:=2 * PI() / [.$B$3] * ([.A26]-1)" office:value-type="float" office:value="5.23598775598299">
            <text:p>5.235987756</text:p>
          </table:table-cell>
          <table:table-cell table:formula="of:=[.$B$1] * COS([.B26])" office:value-type="float" office:value="0.499999999999999">
            <text:p>0.5</text:p>
          </table:table-cell>
          <table:table-cell table:formula="of:=[.$B$1]*SIN([.B26])" office:value-type="float" office:value="-0.866025403784439">
            <text:p>-0.8660254038</text:p>
          </table:table-cell>
          <table:table-cell table:formula="of:=-SIN([.B26])" office:value-type="float" office:value="0.866025403784439">
            <text:p>0.8660254038</text:p>
          </table:table-cell>
          <table:table-cell table:formula="of:=COS([.B26])" office:value-type="float" office:value="0.499999999999999">
            <text:p>0.5</text:p>
          </table:table-cell>
          <table:table-cell table:formula="of:=-[.C26]*(-[.C26]*[.E26]-[.D26]*[.F26])*(1-COS([.$H$1]))+[.E26]*COS([.$H$1])" office:value-type="float" office:value="0.612372435695795">
            <text:p>0.6123724357</text:p>
          </table:table-cell>
          <table:table-cell table:formula="of:=-[.D26]*(-[.C26]*[.E26]-[.D26]*[.F26])*(1-COS([.$H$1]))+[.F26]*COS([.$H$1])" office:value-type="float" office:value="0.353553390593273">
            <text:p>0.3535533906</text:p>
          </table:table-cell>
          <table:table-cell table:formula="of:=(-[.D26]*[.E26]+[.C26]*[.F26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26];&quot;General&quot;);&quot;&quot;&quot;&gt;&quot;)" office:value-type="string" office:string-value="&lt;xacro:subwheel prefix=&quot;${prefix}&quot; subwheel_name=&quot;21&quot;&gt;">
            <text:p>&lt;xacro:subwheel prefix="${prefix}" subwheel_name="21"&gt;</text:p>
          </table:table-cell>
          <table:table-cell table:style-name="ce5" table:formula="of:=CONCATENATE(&quot;&lt;axis xyz=&quot;&quot;&quot;;TEXT([.G26];&quot;0.000000&quot;);&quot; &quot;;TEXT([.H26];&quot;0.000000&quot;);&quot; ${side*&quot;;TEXT([.I26];&quot;0.000000&quot;);&quot;}&quot;&quot;/&gt;&quot;)" office:value-type="string" office:string-value="&lt;axis xyz=&quot;0.612372 0.353553 ${side*0.707107}&quot;/&gt;">
            <text:p>&lt;axis xyz="0.612372 0.353553 ${side*0.707107}"/&gt;</text:p>
          </table:table-cell>
          <table:table-cell table:style-name="ce5" table:formula="of:=CONCATENATE(&quot;&lt;origin xyz=&quot;&quot;&quot;;TEXT([.C26];&quot;0.000000&quot;);&quot; &quot;;TEXT([.D26];&quot;0.000000&quot;);&quot; &quot;;TEXT(0;&quot;0.000000&quot;);&quot;&quot;&quot; rpy=&quot;&quot;0 0 0&quot;&quot;/&gt;&quot;)" office:value-type="string" office:string-value="&lt;origin xyz=&quot;0.500000 -0.866025 0.000000&quot; rpy=&quot;0 0 0&quot;/&gt;">
            <text:p>&lt;origin xyz="0.500000 -0.866025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>
          <table:table-cell office:value-type="float" office:value="22">
            <text:p>22</text:p>
          </table:table-cell>
          <table:table-cell table:formula="of:=2 * PI() / [.$B$3] * ([.A27]-1)" office:value-type="float" office:value="5.49778714378214">
            <text:p>5.4977871438</text:p>
          </table:table-cell>
          <table:table-cell table:formula="of:=[.$B$1] * COS([.B27])" office:value-type="float" office:value="0.707106781186547">
            <text:p>0.7071067812</text:p>
          </table:table-cell>
          <table:table-cell table:formula="of:=[.$B$1]*SIN([.B27])" office:value-type="float" office:value="-0.707106781186548">
            <text:p>-0.7071067812</text:p>
          </table:table-cell>
          <table:table-cell table:formula="of:=-SIN([.B27])" office:value-type="float" office:value="0.707106781186548">
            <text:p>0.7071067812</text:p>
          </table:table-cell>
          <table:table-cell table:formula="of:=COS([.B27])" office:value-type="float" office:value="0.707106781186547">
            <text:p>0.7071067812</text:p>
          </table:table-cell>
          <table:table-cell table:formula="of:=-[.C27]*(-[.C27]*[.E27]-[.D27]*[.F27])*(1-COS([.$H$1]))+[.E27]*COS([.$H$1])" office:value-type="float" office:value="0.5">
            <text:p>0.5</text:p>
          </table:table-cell>
          <table:table-cell table:formula="of:=-[.D27]*(-[.C27]*[.E27]-[.D27]*[.F27])*(1-COS([.$H$1]))+[.F27]*COS([.$H$1])" office:value-type="float" office:value="0.5">
            <text:p>0.5</text:p>
          </table:table-cell>
          <table:table-cell table:formula="of:=(-[.D27]*[.E27]+[.C27]*[.F27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27];&quot;General&quot;);&quot;&quot;&quot;&gt;&quot;)" office:value-type="string" office:string-value="&lt;xacro:subwheel prefix=&quot;${prefix}&quot; subwheel_name=&quot;22&quot;&gt;">
            <text:p>&lt;xacro:subwheel prefix="${prefix}" subwheel_name="22"&gt;</text:p>
          </table:table-cell>
          <table:table-cell table:style-name="ce5" table:formula="of:=CONCATENATE(&quot;&lt;axis xyz=&quot;&quot;&quot;;TEXT([.G27];&quot;0.000000&quot;);&quot; &quot;;TEXT([.H27];&quot;0.000000&quot;);&quot; ${side*&quot;;TEXT([.I27];&quot;0.000000&quot;);&quot;}&quot;&quot;/&gt;&quot;)" office:value-type="string" office:string-value="&lt;axis xyz=&quot;0.500000 0.500000 ${side*0.707107}&quot;/&gt;">
            <text:p>&lt;axis xyz="0.500000 0.500000 ${side*0.707107}"/&gt;</text:p>
          </table:table-cell>
          <table:table-cell table:style-name="ce5" table:formula="of:=CONCATENATE(&quot;&lt;origin xyz=&quot;&quot;&quot;;TEXT([.C27];&quot;0.000000&quot;);&quot; &quot;;TEXT([.D27];&quot;0.000000&quot;);&quot; &quot;;TEXT(0;&quot;0.000000&quot;);&quot;&quot;&quot; rpy=&quot;&quot;0 0 0&quot;&quot;/&gt;&quot;)" office:value-type="string" office:string-value="&lt;origin xyz=&quot;0.707107 -0.707107 0.000000&quot; rpy=&quot;0 0 0&quot;/&gt;">
            <text:p>&lt;origin xyz="0.707107 -0.707107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>
          <table:table-cell office:value-type="float" office:value="23">
            <text:p>23</text:p>
          </table:table-cell>
          <table:table-cell table:formula="of:=2 * PI() / [.$B$3] * ([.A28]-1)" office:value-type="float" office:value="5.75958653158129">
            <text:p>5.7595865316</text:p>
          </table:table-cell>
          <table:table-cell table:formula="of:=[.$B$1] * COS([.B28])" office:value-type="float" office:value="0.866025403784438">
            <text:p>0.8660254038</text:p>
          </table:table-cell>
          <table:table-cell table:formula="of:=[.$B$1]*SIN([.B28])" office:value-type="float" office:value="-0.5">
            <text:p>-0.5</text:p>
          </table:table-cell>
          <table:table-cell table:formula="of:=-SIN([.B28])" office:value-type="float" office:value="0.5">
            <text:p>0.5</text:p>
          </table:table-cell>
          <table:table-cell table:formula="of:=COS([.B28])" office:value-type="float" office:value="0.866025403784438">
            <text:p>0.8660254038</text:p>
          </table:table-cell>
          <table:table-cell table:formula="of:=-[.C28]*(-[.C28]*[.E28]-[.D28]*[.F28])*(1-COS([.$H$1]))+[.E28]*COS([.$H$1])" office:value-type="float" office:value="0.353553390593274">
            <text:p>0.3535533906</text:p>
          </table:table-cell>
          <table:table-cell table:formula="of:=-[.D28]*(-[.C28]*[.E28]-[.D28]*[.F28])*(1-COS([.$H$1]))+[.F28]*COS([.$H$1])" office:value-type="float" office:value="0.612372435695794">
            <text:p>0.6123724357</text:p>
          </table:table-cell>
          <table:table-cell table:formula="of:=(-[.D28]*[.E28]+[.C28]*[.F28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28];&quot;General&quot;);&quot;&quot;&quot;&gt;&quot;)" office:value-type="string" office:string-value="&lt;xacro:subwheel prefix=&quot;${prefix}&quot; subwheel_name=&quot;23&quot;&gt;">
            <text:p>&lt;xacro:subwheel prefix="${prefix}" subwheel_name="23"&gt;</text:p>
          </table:table-cell>
          <table:table-cell table:style-name="ce5" table:formula="of:=CONCATENATE(&quot;&lt;axis xyz=&quot;&quot;&quot;;TEXT([.G28];&quot;0.000000&quot;);&quot; &quot;;TEXT([.H28];&quot;0.000000&quot;);&quot; ${side*&quot;;TEXT([.I28];&quot;0.000000&quot;);&quot;}&quot;&quot;/&gt;&quot;)" office:value-type="string" office:string-value="&lt;axis xyz=&quot;0.353553 0.612372 ${side*0.707107}&quot;/&gt;">
            <text:p>&lt;axis xyz="0.353553 0.612372 ${side*0.707107}"/&gt;</text:p>
          </table:table-cell>
          <table:table-cell table:style-name="ce5" table:formula="of:=CONCATENATE(&quot;&lt;origin xyz=&quot;&quot;&quot;;TEXT([.C28];&quot;0.000000&quot;);&quot; &quot;;TEXT([.D28];&quot;0.000000&quot;);&quot; &quot;;TEXT(0;&quot;0.000000&quot;);&quot;&quot;&quot; rpy=&quot;&quot;0 0 0&quot;&quot;/&gt;&quot;)" office:value-type="string" office:string-value="&lt;origin xyz=&quot;0.866025 -0.500000 0.000000&quot; rpy=&quot;0 0 0&quot;/&gt;">
            <text:p>&lt;origin xyz="0.866025 -0.500000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>
          <table:table-cell office:value-type="float" office:value="24">
            <text:p>24</text:p>
          </table:table-cell>
          <table:table-cell table:formula="of:=2 * PI() / [.$B$3] * ([.A29]-1)" office:value-type="float" office:value="6.02138591938044">
            <text:p>6.0213859194</text:p>
          </table:table-cell>
          <table:table-cell table:formula="of:=[.$B$1] * COS([.B29])" office:value-type="float" office:value="0.965925826289068">
            <text:p>0.9659258263</text:p>
          </table:table-cell>
          <table:table-cell table:formula="of:=[.$B$1]*SIN([.B29])" office:value-type="float" office:value="-0.258819045102522">
            <text:p>-0.2588190451</text:p>
          </table:table-cell>
          <table:table-cell table:formula="of:=-SIN([.B29])" office:value-type="float" office:value="0.258819045102522">
            <text:p>0.2588190451</text:p>
          </table:table-cell>
          <table:table-cell table:formula="of:=COS([.B29])" office:value-type="float" office:value="0.965925826289068">
            <text:p>0.9659258263</text:p>
          </table:table-cell>
          <table:table-cell table:formula="of:=-[.C29]*(-[.C29]*[.E29]-[.D29]*[.F29])*(1-COS([.$H$1]))+[.E29]*COS([.$H$1])" office:value-type="float" office:value="0.18301270189222">
            <text:p>0.1830127019</text:p>
          </table:table-cell>
          <table:table-cell table:formula="of:=-[.D29]*(-[.C29]*[.E29]-[.D29]*[.F29])*(1-COS([.$H$1]))+[.F29]*COS([.$H$1])" office:value-type="float" office:value="0.683012701892219">
            <text:p>0.6830127019</text:p>
          </table:table-cell>
          <table:table-cell table:formula="of:=(-[.D29]*[.E29]+[.C29]*[.F29])*SIN([.$H$1])" office:value-type="float" office:value="0.707106781186547">
            <text:p>0.7071067812</text:p>
          </table:table-cell>
          <table:table-cell table:style-name="ce3" table:formula="of:=CONCATENATE(&quot;&lt;xacro:subwheel prefix=&quot;&quot;${prefix}&quot;&quot; subwheel_name=&quot;&quot;&quot;;TEXT([.A29];&quot;General&quot;);&quot;&quot;&quot;&gt;&quot;)" office:value-type="string" office:string-value="&lt;xacro:subwheel prefix=&quot;${prefix}&quot; subwheel_name=&quot;24&quot;&gt;">
            <text:p>&lt;xacro:subwheel prefix="${prefix}" subwheel_name="24"&gt;</text:p>
          </table:table-cell>
          <table:table-cell table:style-name="ce5" table:formula="of:=CONCATENATE(&quot;&lt;axis xyz=&quot;&quot;&quot;;TEXT([.G29];&quot;0.000000&quot;);&quot; &quot;;TEXT([.H29];&quot;0.000000&quot;);&quot; ${side*&quot;;TEXT([.I29];&quot;0.000000&quot;);&quot;}&quot;&quot;/&gt;&quot;)" office:value-type="string" office:string-value="&lt;axis xyz=&quot;0.183013 0.683013 ${side*0.707107}&quot;/&gt;">
            <text:p>&lt;axis xyz="0.183013 0.683013 ${side*0.707107}"/&gt;</text:p>
          </table:table-cell>
          <table:table-cell table:style-name="ce5" table:formula="of:=CONCATENATE(&quot;&lt;origin xyz=&quot;&quot;&quot;;TEXT([.C29];&quot;0.000000&quot;);&quot; &quot;;TEXT([.D29];&quot;0.000000&quot;);&quot; &quot;;TEXT(0;&quot;0.000000&quot;);&quot;&quot;&quot; rpy=&quot;&quot;0 0 0&quot;&quot;/&gt;&quot;)" office:value-type="string" office:string-value="&lt;origin xyz=&quot;0.965926 -0.258819 0.000000&quot; rpy=&quot;0 0 0&quot;/&gt;">
            <text:p>&lt;origin xyz="0.965926 -0.258819 0.000000" rpy="0 0 0"/&gt;</text:p>
          </table:table-cell>
          <table:table-cell table:style-name="ce3" table:formula="of:=&quot;&lt;/xacro:subwheel&gt;&quot;" office:value-type="string" office:string-value="&lt;/xacro:subwheel&gt;">
            <text:p>&lt;/xacro:subwheel&gt;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equations for rotation from “<text:a xlink:href="http://inside.mines.edu/~gmurray/ArbitraryAxisRotation/">http://inside.mines.edu/~gmurray/ArbitraryAxisRotation/</text:a>”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>
            <text:p>u is rx, v is ry, x is tan x, y is tan y abov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-u * ( -u *x -v*y )*(1 - cos(tilt)) + L * x * cos(tilt) + sqrt(L)*(-w*y+v*z)*sin<text:span text:style-name="T1">(</text:span>tilt<text:span text:style-name="T1">)</text:span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-v * ( -u*x -v*y )*(1-cos(tilt) + L * y * cos(tilt) + sqrt(L) * (w*x - u*z)*sin<text:span text:style-name="T1">(</text:span>tilt<text:span text:style-name="T1">)</text:span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-w * (-u * x -v * y) * (1-cos(tilt) + L * z * cos(tilt) + sqrt(L)*(-v*x+u*y)*sin<text:span text:style-name="T1">(</text:span>tilt<text:span text:style-name="T1">)</text:span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L is one given rx, ry (u,v) is an unit v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0:0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n </meta:initial-creator>
    <meta:creation-date>2011-03-26T15:08:32</meta:creation-date>
    <dc:date>2011-03-27T00:07:09</dc:date>
    <dc:creator>John </dc:creator>
    <meta:editing-duration>PT08H43M27S</meta:editing-duration>
    <meta:editing-cycles>14</meta:editing-cycles>
    <meta:generator>OpenOffice.org/3.2$Unix OpenOffice.org_project/320m19$Build-9505</meta:generator>
    <meta:document-statistic meta:table-count="3" meta:cell-count="335" meta:object-count="0"/>
  </office:meta>
</office:document-meta>
</file>